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t" fo:country="EE" fo:font-weight="bold" officeooo:rsid="0007f11f" officeooo:paragraph-rsid="0007f11f"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font-size="12pt" fo:language="et" fo:country="EE" fo:font-weight="bold" officeooo:rsid="0007f11f" officeooo:paragraph-rsid="0007f11f"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2pt" fo:language="et" fo:country="EE" fo:font-weight="normal" officeooo:rsid="0007f11f" officeooo:paragraph-rsid="0007f11f"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t" fo:country="EE" fo:font-weight="normal" officeooo:rsid="0007f11f" officeooo:paragraph-rsid="0007f11f"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text-position="0% 100%" fo:font-size="12pt" fo:language="et" fo:country="EE" fo:font-weight="normal" officeooo:rsid="0007f11f" officeooo:paragraph-rsid="0007f11f"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t" fo:country="EE" fo:font-weight="normal" officeooo:rsid="0007f11f" officeooo:paragraph-rsid="0007f11f"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t" fo:country="EE" fo:font-weight="normal" officeooo:rsid="000c162f" officeooo:paragraph-rsid="0007f11f"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c162f" style:font-weight-asian="normal" style:font-weight-complex="normal"/>
    </style:style>
    <style:style style:name="T3" style:family="text">
      <style:text-properties fo:font-weight="normal" officeooo:rsid="000d4cd4" style:font-weight-asian="normal" style:font-weight-complex="normal"/>
    </style:style>
    <style:style style:name="T4" style:family="text">
      <style:text-properties style:text-position="0% 100%" fo:font-weight="normal" style:font-weight-asian="normal" style:font-weight-complex="normal"/>
    </style:style>
    <style:style style:name="T5" style:family="text">
      <style:text-properties officeooo:rsid="000c162f"/>
    </style:style>
    <style:style style:name="T6" style:family="text">
      <style:text-properties officeooo:rsid="000d4cd4"/>
    </style:style>
    <style:style style:name="T7" style:family="text">
      <style:text-properties officeooo:rsid="000d9b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usika</text:p>
      <text:p text:style-name="P3"/>
      <text:p text:style-name="P4"><text:tab/>Carl Orff(1895-1982)</text:p>
      <text:p text:style-name="P4"/>
      <text:p text:style-name="P4"><text:tab/>Saksa helilooja kes töötas välja uue uusikapedagoogika ja uut tüüpi orkestri, kus domineerivad löökpillid. Eesmärgiks oli ergutada lapsi musitseerima. Kirjutas muusikat löökpillidele. Kirjutanud lavalisi suurvorme suurimaks tal on kantaat „Carmina burana” (1936).</text:p>
      <text:p text:style-name="P4"/>
      <text:p text:style-name="P4"><text:tab/>„Carmina burana” – Avakoor „Oo Fortuna” </text:p>
      <text:p text:style-name="P4"/>
      <text:p text:style-name="P4"/>
      <text:p text:style-name="P4"><text:tab/>Vene muusika 20.saj I poolel.</text:p>
      <text:p text:style-name="P4"/>
      <text:p text:style-name="P4"><text:tab/>Kommunistid alustasid intelligentsi vasatu suunatud repressioone ning suurem osa mineviku kultuuripärandist kuulutati kodanlikuks igandiks ja seda pidi välja tõrjuma proletaarne kunst. Muusika pidi teenima nõukogude propagandat. See muusika pidi olema lihtne, meloodiline ja tekitama optimisti. Loodi oodid Leninile ja Staaliniline.<text:tab/></text:p>
      <text:p text:style-name="P4"/>
      <text:p text:style-name="P4"><text:tab/>Sergein Prokofjev (1891-1953)</text:p>
      <text:p text:style-name="P4"/>
      <text:p text:style-name="P4"><text:tab/>Päras revolutsiooni suundus ta USA-sse, kust tuli tagasi prantsusmaale. Kirjutas lava muusikat. Tal oli 8 ooperit ning populaarseim on „Armastus kolme apelsini vastu”. 7 balletti „Romeo ja Juliua”. „Petja ja Hunt”</text:p>
      <text:p text:style-name="P4"/>
      <text:p text:style-name="P2"><text:span text:style-name="T1"><text:tab/>Dimitri Š</text:span><text:span text:style-name="T4">ostakovitš (1906-1975)</text:span></text:p>
      <text:p text:style-name="P5"/>
      <text:p text:style-name="P5"><text:tab/>20.sajandi suurim sümfonist (15 tk) Kasutas sümfooniates vokaalsoliste ja koori, nagu G.Mahler.</text:p>
      <text:p text:style-name="P4"/>
      <text:p text:style-name="P2"><text:tab/><text:span text:style-name="T5">Minimalism</text:span></text:p>
      <text:p text:style-name="P4"><text:tab/></text:p>
      <text:p text:style-name="P2"><text:span text:style-name="T1"><text:tab/></text:span><text:span text:style-name="T2">Tekkis ameerikas 1960. aastatel. Põhitunnused on algmaterjali nappus ning üldiselt lihtne muusika. Ehk miinimum. Puudub areng, mõttetu värk ütlen ma sinule.</text:span></text:p>
      <text:p text:style-name="P7"/>
      <text:p text:style-name="P2"><text:span text:style-name="T2"><text:tab/></text:span><text:span text:style-name="T3">Steve Reich (1936- Not dead)</text:span></text:p>
      <text:p text:style-name="P4"/>
      <text:p text:style-name="P4"><text:tab/><text:span text:style-name="T6">Minimalismi teerajaja ja USA helilooja. Tema esimesed teosed on lindimuusikavõtteid, ehk kleepis makilindid kokku <text:s/>silmusteks, see on jahm. </text:span></text:p>
      <text:p text:style-name="P4"/>
      <text:p text:style-name="P4"><text:tab/><text:span text:style-name="T7">Kontrolltööse tuleb: Neoklassitsim, Karl Orff, Minimalism, jn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3T11:12:14.120606948</meta:creation-date>
    <dc:date>2022-02-10T11:47:21.178836144</dc:date>
    <meta:editing-duration>PT33M21S</meta:editing-duration>
    <meta:editing-cycles>4</meta:editing-cycles>
    <meta:generator>LibreOffice/7.1.7.2$Linux_X86_64 LibreOffice_project/10$Build-2</meta:generator>
    <meta:document-statistic meta:table-count="0" meta:image-count="0" meta:object-count="0" meta:page-count="1" meta:paragraph-count="16" meta:word-count="186" meta:character-count="1471" meta:non-whitespace-character-count="1280"/>
  </office:meta>
</office:document-meta>
</file>